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</style:style>
    <style:style style:name="T429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3632593939K</text:p>
        </text:list-item>
        <text:list-item>
          <text:p text:style-name="P307">BR2485057471678</text:p>
        </text:list-item>
        <text:list-item>
          <text:p text:style-name="P308">BR245267418984</text:p>
        </text:list-item>
        <text:list-item>
          <text:p text:style-name="P309">BR249359832953</text:p>
        </text:list-item>
        <text:list-item>
          <text:p text:style-name="P310">BR24271052141Z</text:p>
        </text:list-item>
        <text:list-item>
          <text:p text:style-name="P311">BR24397475931X</text:p>
        </text:list-item>
        <text:list-item>
          <text:p text:style-name="P312">BR249078758W</text:p>
        </text:list-item>
        <text:list-item>
          <text:p text:style-name="P313">BR240525393805</text:p>
        </text:list-item>
        <text:list-item>
          <text:p text:style-name="P314">BR2496024698642</text:p>
        </text:list-item>
        <text:list-item>
          <text:p text:style-name="P315">BR24603521832Y</text:p>
        </text:list-item>
        <text:list-item>
          <text:p text:style-name="P316">BR2456306162R</text:p>
        </text:list-item>
        <text:list-item>
          <text:p text:style-name="P317">BR2494754274172</text:p>
        </text:list-item>
        <text:list-item>
          <text:p text:style-name="P318">BR2407294213</text:p>
        </text:list-item>
        <text:list-item>
          <text:p text:style-name="P319">BR24870645036Q</text:p>
        </text:list-item>
        <text:list-item>
          <text:p text:style-name="P320">BR2415619721</text:p>
        </text:list-item>
        <text:list-item>
          <text:p text:style-name="P321">BR243468734X</text:p>
        </text:list-item>
        <text:list-item>
          <text:p text:style-name="P322">BR24016468185Z</text:p>
        </text:list-item>
        <text:list-item>
          <text:p text:style-name="P323">BR248080480819V</text:p>
        </text:list-item>
        <text:list-item>
          <text:p text:style-name="P324">BR24018549</text:p>
        </text:list-item>
        <text:list-item>
          <text:p text:style-name="P325">BR247939496845</text:p>
        </text:list-item>
        <text:list-item>
          <text:p text:style-name="P326">BR2470605181G</text:p>
        </text:list-item>
        <text:list-item>
          <text:p text:style-name="P327">BR24163457961M</text:p>
        </text:list-item>
        <text:list-item>
          <text:p text:style-name="P328">BR249523874516R</text:p>
        </text:list-item>
        <text:list-item>
          <text:p text:style-name="P329">BR24015782089U</text:p>
        </text:list-item>
        <text:list-item>
          <text:p text:style-name="P330">BR24671354179A</text:p>
        </text:list-item>
        <text:list-item>
          <text:p text:style-name="P331">BR2431856701545</text:p>
        </text:list-item>
        <text:list-item>
          <text:p text:style-name="P332">BR247804172410</text:p>
        </text:list-item>
        <text:list-item>
          <text:p text:style-name="P333">BR2463864758576</text:p>
        </text:list-item>
        <text:list-item>
          <text:p text:style-name="P334">BR24780647067F</text:p>
        </text:list-item>
        <text:list-item>
          <text:p text:style-name="P335">BR245310598634L</text:p>
        </text:list-item>
        <text:list-item>
          <text:p text:style-name="P336">BR243135290F</text:p>
        </text:list-item>
        <text:list-item>
          <text:p text:style-name="P337">BR24272183060W</text:p>
        </text:list-item>
        <text:list-item>
          <text:p text:style-name="P338">BR24895683583N</text:p>
        </text:list-item>
        <text:list-item>
          <text:p text:style-name="P339">BR2485897165H</text:p>
        </text:list-item>
        <text:list-item>
          <text:p text:style-name="P340">BR24646804947S</text:p>
        </text:list-item>
        <text:list-item>
          <text:p text:style-name="P341">BR247594394540P</text:p>
        </text:list-item>
        <text:list-item>
          <text:p text:style-name="P342">BR2412681398U</text:p>
        </text:list-item>
        <text:list-item>
          <text:p text:style-name="P343">BR24574851765V</text:p>
        </text:list-item>
        <text:list-item>
          <text:p text:style-name="P344">BR2474637391V</text:p>
        </text:list-item>
        <text:list-item>
          <text:p text:style-name="P345">BR24569819231M</text:p>
        </text:list-item>
        <text:list-item>
          <text:p text:style-name="P346">BR243170374190</text:p>
        </text:list-item>
        <text:list-item>
          <text:p text:style-name="P347">BR24953643419O</text:p>
        </text:list-item>
        <text:list-item>
          <text:p text:style-name="P348">BR241693508172Z</text:p>
        </text:list-item>
        <text:list-item>
          <text:p text:style-name="P349">BR249014180703</text:p>
        </text:list-item>
        <text:list-item>
          <text:p text:style-name="P350">BR24827914746R</text:p>
        </text:list-item>
        <text:list-item>
          <text:p text:style-name="P351">BR2456528676R</text:p>
        </text:list-item>
        <text:list-item>
          <text:p text:style-name="P352">BR24307818268P</text:p>
        </text:list-item>
        <text:list-item>
          <text:p text:style-name="P353">BR247167510912P</text:p>
        </text:list-item>
        <text:list-item>
          <text:p text:style-name="P354">BR245709643523Y</text:p>
        </text:list-item>
        <text:list-item>
          <text:p text:style-name="P355">BR24369841961I</text:p>
        </text:list-item>
        <text:list-item>
          <text:p text:style-name="P356">BR2403175760R</text:p>
        </text:list-item>
        <text:list-item>
          <text:p text:style-name="P357">BR24048519714Q</text:p>
        </text:list-item>
        <text:list-item>
          <text:p text:style-name="P358">BR24852801623O</text:p>
        </text:list-item>
        <text:list-item>
          <text:p text:style-name="P359">BR245712649068J</text:p>
        </text:list-item>
        <text:list-item>
          <text:p text:style-name="P360">BR243659832423</text:p>
        </text:list-item>
        <text:list-item>
          <text:p text:style-name="P361">BR2493976370M</text:p>
        </text:list-item>
        <text:list-item>
          <text:p text:style-name="P362">BR24610408516R</text:p>
        </text:list-item>
        <text:list-item>
          <text:p text:style-name="P363">BR2495615260675</text:p>
        </text:list-item>
        <text:list-item>
          <text:p text:style-name="P364">BR245730876354L</text:p>
        </text:list-item>
        <text:list-item>
          <text:p text:style-name="P365">BR248986839851R</text:p>
        </text:list-item>
        <text:list-item>
          <text:p text:style-name="P366">BR245976391S</text:p>
        </text:list-item>
        <text:list-item>
          <text:p text:style-name="P367">BR2418341357Y</text:p>
        </text:list-item>
        <text:list-item>
          <text:p text:style-name="P368">BR240429493021J</text:p>
        </text:list-item>
        <text:list-item>
          <text:p text:style-name="P369">BR24729563503L</text:p>
        </text:list-item>
        <text:list-item>
          <text:p text:style-name="P370">BR241632431949T</text:p>
        </text:list-item>
        <text:list-item>
          <text:p text:style-name="P371">BR241050962707</text:p>
        </text:list-item>
        <text:list-item>
          <text:p text:style-name="P372">BR24830148925N</text:p>
        </text:list-item>
        <text:list-item>
          <text:p text:style-name="P373">BR249526497164</text:p>
        </text:list-item>
        <text:list-item>
          <text:p text:style-name="P374">BR249724952038U</text:p>
        </text:list-item>
        <text:list-item>
          <text:p text:style-name="P375">BR24746810307L</text:p>
        </text:list-item>
        <text:list-item>
          <text:p text:style-name="P376">BR24302696153</text:p>
        </text:list-item>
        <text:list-item>
          <text:p text:style-name="P377">BR243782802829W</text:p>
        </text:list-item>
        <text:list-item>
          <text:p text:style-name="P378">BR24907573532T</text:p>
        </text:list-item>
        <text:list-item>
          <text:p text:style-name="P379">BR2409486878M</text:p>
        </text:list-item>
        <text:list-item>
          <text:p text:style-name="P380">BR2417508940Y</text:p>
        </text:list-item>
        <text:list-item>
          <text:p text:style-name="P381">BR24384043272S</text:p>
        </text:list-item>
        <text:list-item>
          <text:p text:style-name="P382">BR2405043413M</text:p>
        </text:list-item>
        <text:list-item>
          <text:p text:style-name="P383">BR245084153401P</text:p>
        </text:list-item>
        <text:list-item>
          <text:p text:style-name="P384">BR24647618580</text:p>
        </text:list-item>
        <text:list-item>
          <text:p text:style-name="P385">BR249810256486U</text:p>
        </text:list-item>
        <text:list-item>
          <text:p text:style-name="P386">BR24040152768W</text:p>
        </text:list-item>
        <text:list-item>
          <text:p text:style-name="P387">BR24347326572G</text:p>
        </text:list-item>
        <text:list-item>
          <text:p text:style-name="P388">BR2456560675</text:p>
        </text:list-item>
        <text:list-item>
          <text:p text:style-name="P389">BR24342680368X</text:p>
        </text:list-item>
        <text:list-item>
          <text:p text:style-name="P390">BR24246439521T</text:p>
        </text:list-item>
        <text:list-item>
          <text:p text:style-name="P391">BR243259136L</text:p>
        </text:list-item>
        <text:list-item>
          <text:p text:style-name="P392">BR247963780106</text:p>
        </text:list-item>
        <text:list-item>
          <text:p text:style-name="P393">BR245767287345</text:p>
        </text:list-item>
        <text:list-item>
          <text:p text:style-name="P394">BR2459823104017</text:p>
        </text:list-item>
        <text:list-item>
          <text:p text:style-name="P395">BR2463846023O</text:p>
        </text:list-item>
        <text:list-item>
          <text:p text:style-name="P396">BR2472512432Q</text:p>
        </text:list-item>
        <text:list-item>
          <text:p text:style-name="P397">BR240565413893Y</text:p>
        </text:list-item>
        <text:list-item>
          <text:p text:style-name="P398">BR2468717928274</text:p>
        </text:list-item>
        <text:list-item>
          <text:p text:style-name="P399">BR240963732X</text:p>
        </text:list-item>
        <text:list-item>
          <text:p text:style-name="P400">BR243210746178W</text:p>
        </text:list-item>
        <text:list-item>
          <text:p text:style-name="P401">BR2479167Y</text:p>
        </text:list-item>
        <text:list-item>
          <text:p text:style-name="P402">BR2417203782O</text:p>
        </text:list-item>
        <text:list-item>
          <text:p text:style-name="P403">BR245325687K</text:p>
        </text:list-item>
        <text:list-item>
          <text:p text:style-name="P404">BR245498018732N</text:p>
        </text:list-item>
        <text:list-item>
          <text:p text:style-name="P405">BR240248374012J</text:p>
        </text:list-item>
        <text:list-item>
          <text:p text:style-name="P406">BR24803497928K</text:p>
        </text:list-item>
        <text:list-item>
          <text:p text:style-name="P407">BR24395612510</text:p>
        </text:list-item>
        <text:list-item>
          <text:p text:style-name="P408">BR2403497675P</text:p>
        </text:list-item>
        <text:list-item>
          <text:p text:style-name="P409">BR248461562698M</text:p>
        </text:list-item>
        <text:list-item>
          <text:p text:style-name="P410">BR24809581531W</text:p>
        </text:list-item>
        <text:list-item>
          <text:p text:style-name="P411">BR24612304272K</text:p>
        </text:list-item>
        <text:list-item>
          <text:p text:style-name="P412">BR2475297437041</text:p>
        </text:list-item>
        <text:list-item>
          <text:p text:style-name="P413">BR24979042397I</text:p>
        </text:list-item>
        <text:list-item>
          <text:p text:style-name="P414">BR242969670213J</text:p>
        </text:list-item>
        <text:list-item>
          <text:p text:style-name="P415">BR249083698904L</text:p>
        </text:list-item>
        <text:list-item>
          <text:p text:style-name="P416">BR245674634T</text:p>
        </text:list-item>
        <text:list-item>
          <text:p text:style-name="P417">BR24512741679T</text:p>
        </text:list-item>
        <text:list-item>
          <text:p text:style-name="P418">BR2492435049030</text:p>
        </text:list-item>
        <text:list-item>
          <text:p text:style-name="P419">BR241603527692Q</text:p>
        </text:list-item>
        <text:list-item>
          <text:p text:style-name="P420">BR242869473135</text:p>
        </text:list-item>
        <text:list-item>
          <text:p text:style-name="P421">BR2420297947M</text:p>
        </text:list-item>
        <text:list-item>
          <text:p text:style-name="P422">BR2409347182R</text:p>
        </text:list-item>
        <text:list-item>
          <text:p text:style-name="P423">BR24562146534Q</text:p>
        </text:list-item>
        <text:list-item>
          <text:p text:style-name="P424">BR249716293596S</text:p>
        </text:list-item>
        <text:list-item>
          <text:p text:style-name="P425">BR24252523767X</text:p>
        </text:list-item>
        <text:list-item>
          <text:p text:style-name="P426">BR24702161053Q</text:p>
        </text:list-item>
        <text:list-item>
          <text:p text:style-name="P427">BR24590836151U</text:p>
        </text:list-item>
        <text:list-item>
          <text:p text:style-name="P428"><text:span text:style-name="T429">BR246712959406U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23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3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3T20:31:00Z</meta:creation-date>
    <dc:date>2024-07-23T20:31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86" meta:character-count="1828" meta:row-count="12" meta:non-whitespace-character-count="1545"/>
  </office:meta>
</office:document-meta>
</file>